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gr2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192cm" svg:height="8.545cm" svg:x="0.008cm" svg:y="0.94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roman" style:font-pitch="variable"/>
    <style:font-face style:name="TakaoPGothic1" svg:font-family="TakaoPGothic" style:font-family-generic="system" style:font-pitch="variable"/>
    <style:font-face style:name="TakaoPMincho" svg:font-family="TakaoPMincho" style:font-family-generic="roman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黃_ff09_" draw:display-name="塗りつぶし（黃）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tokai </meta:initial-creator>
    <meta:creation-date>2015-03-03T15:40:53</meta:creation-date>
    <dc:date>2024-06-03T15:51:33.967900268</dc:date>
    <meta:editing-duration>PT3M46S</meta:editing-duration>
    <meta:editing-cycles>19</meta:editing-cycles>
    <meta:generator>LibreOffice/7.3.7.2$Linux_X86_64 LibreOffice_project/30$Build-2</meta:generator>
    <meta:document-statistic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" chart:maximum="3" chart:origin="0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93cm" svg:height="8.546cm" xlink:href="." xlink:type="simple" chart:class="chart:scatter" chart:style-name="ch1">
        <chart:plot-area chart:style-name="ch2" chart:data-source-has-labels="both" svg:x="0.303cm" svg:y="0.17cm" svg:width="14.587cm" svg:height="8.206cm">
          <chart:coordinate-region svg:x="0.845cm" svg:y="0.369cm" svg:width="13.951cm" svg:height="7.808cm"/>
          <chart:axis chart:dimension="x" chart:name="primary-x" chart:style-name="ch3" chartooo:axis-type="auto">
            <chart:categories table:cell-range-address="local-table.$A$2:.$A$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52" chart:label-cell-address="local-table.$C$1" chart:class="chart:scatter">
            <chart:domain table:cell-range-address="local-table.$B$2:.$B$152"/>
            <chart:data-point chart:repeated="15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562666616782152">
                <text:p>0.5626666167821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624344943582427">
                <text:p>0.624344943582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0.842273552964344">
                <text:p>0.8422735529643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0.885256621387895">
                <text:p>0.88525662138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0.922163962751008">
                <text:p>0.922163962751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0.922163962751007">
                <text:p>0.9221639627510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0.885256621387895">
                <text:p>0.8852566213878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0.842273552964344">
                <text:p>0.8422735529643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0.624344943582427">
                <text:p>0.624344943582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562666616782152">
                <text:p>0.5626666167821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37333383217848">
                <text:p>0.4373333832178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375655056417572">
                <text:p>0.3756550564175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0.315937723657661">
                <text:p>0.31593772365766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0.157726447035656">
                <text:p>0.1577264470356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0.114743378612105">
                <text:p>0.114743378612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0.0778360372489924">
                <text:p>0.07783603724899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0475864737669901">
                <text:p>0.0475864737669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00885637463565564">
                <text:p>0.008856374635655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000986635785864221">
                <text:p>0.00098663578586422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0.000986635785864221">
                <text:p>0.0009866357858642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0.00885637463565564">
                <text:p>0.00885637463565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0.0244717418524232">
                <text:p>0.024471741852423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0.04758647376699">
                <text:p>0.04758647376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0.0778360372489922">
                <text:p>0.0778360372489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0.114743378612105">
                <text:p>0.1147433786121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0.157726447035656">
                <text:p>0.15772644703565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315937723657661">
                <text:p>0.315937723657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75655056417572">
                <text:p>0.37565505641757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437333383217848">
                <text:p>0.4373333832178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562666616782152">
                <text:p>0.5626666167821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624344943582427">
                <text:p>0.6243449435824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0.842273552964345">
                <text:p>0.8422735529643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0.885256621387894">
                <text:p>0.8852566213878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0.922163962751007">
                <text:p>0.9221639627510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0.922163962751008">
                <text:p>0.9221639627510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0.885256621387894">
                <text:p>0.8852566213878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0.842273552964345">
                <text:p>0.84227355296434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0.624344943582428">
                <text:p>0.6243449435824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0.562666616782152">
                <text:p>0.5626666167821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437333383217848">
                <text:p>0.4373333832178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375655056417573">
                <text:p>0.375655056417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0.315937723657661">
                <text:p>0.3159377236576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0.206107373853764">
                <text:p>0.2061073738537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0.157726447035655">
                <text:p>0.1577264470356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0.114743378612106">
                <text:p>0.1147433786121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0.0778360372489927">
                <text:p>0.077836037248992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0475864737669905">
                <text:p>0.04758647376699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0244717418524233">
                <text:p>0.02447174185242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00885637463565575">
                <text:p>0.008856374635655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000986635785864221">
                <text:p>0.0009866357858642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0.000986635785864221">
                <text:p>0.00098663578586422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0.00885637463565569">
                <text:p>0.008856374635655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0.0244717418524231">
                <text:p>0.024471741852423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0.0475864737669904">
                <text:p>0.047586473766990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0.0778360372489925">
                <text:p>0.0778360372489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0.114743378612106">
                <text:p>0.11474337861210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0.157726447035655">
                <text:p>0.1577264470356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0.315937723657661">
                <text:p>0.31593772365766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0.375655056417572">
                <text:p>0.3756550564175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0.437333383217848">
                <text:p>0.4373333832178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562666616782151">
                <text:p>0.5626666167821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624344943582427">
                <text:p>0.6243449435824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793892626146236">
                <text:p>0.793892626146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0.842273552964345">
                <text:p>0.842273552964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0.885256621387894">
                <text:p>0.8852566213878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0.922163962751008">
                <text:p>0.9221639627510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99013364214136">
                <text:p>0.99901336421413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991143625364344">
                <text:p>0.99114362536434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975528258147577">
                <text:p>0.97552825814757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95241352623301">
                <text:p>0.952413526233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922163962751008">
                <text:p>0.9221639627510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885256621387895">
                <text:p>0.8852566213878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842273552964345">
                <text:p>0.8422735529643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793892626146237">
                <text:p>0.7938926261462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740876837050858">
                <text:p>0.7408768370508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684062276342339">
                <text:p>0.6840622763423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624344943582428">
                <text:p>0.62434494358242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562666616782152">
                <text:p>0.5626666167821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437333383217849">
                <text:p>0.4373333832178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375655056417573">
                <text:p>0.3756550564175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315937723657661">
                <text:p>0.3159377236576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206107373853764">
                <text:p>0.2061073738537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57726447035656">
                <text:p>0.1577264470356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114743378612105">
                <text:p>0.1147433786121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0778360372489922">
                <text:p>0.077836037248992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0.0475864737669902">
                <text:p>0.047586473766990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0.0244717418524233">
                <text:p>0.024471741852423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00885637463565547">
                <text:p>0.00885637463565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000986635785864165">
                <text:p>0.0009866357858641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0.00098663578586411">
                <text:p>0.000986635785864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0.00885637463565531">
                <text:p>0.008856374635655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0.0244717418524231">
                <text:p>0.02447174185242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0.0475864737669899">
                <text:p>0.04758647376698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0.0778360372489919">
                <text:p>0.0778360372489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0.114743378612104">
                <text:p>0.1147433786121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0.157726447035656">
                <text:p>0.15772644703565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206107373853763">
                <text:p>0.2061073738537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259123162949142">
                <text:p>0.25912316294914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31593772365766">
                <text:p>0.3159377236576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75655056417573">
                <text:p>0.37565505641757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437333383217848">
                <text:p>0.43733338321784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